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ulka1" style:family="table">
      <style:table-properties style:width="17cm" table:align="left"/>
    </style:style>
    <style:style style:name="Tabulka1.A" style:family="table-column">
      <style:table-column-properties style:column-width="6.597cm"/>
    </style:style>
    <style:style style:name="Tabulka1.B" style:family="table-column">
      <style:table-column-properties style:column-width="2.699cm"/>
    </style:style>
    <style:style style:name="Tabulka1.C" style:family="table-column">
      <style:table-column-properties style:column-width="7.705cm"/>
    </style:style>
    <style:style style:name="Tabulka1.1" style:family="table-row">
      <style:table-row-properties fo:background-color="#ffffff">
        <style:background-image/>
      </style:table-row-properties>
    </style:style>
    <style:style style:name="Tabulka1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Tabulka1.3" style:family="table-row">
      <style:table-row-properties fo:background-color="#f8f8f8">
        <style:background-image/>
      </style:table-row-properties>
    </style:style>
    <style:style style:name="Tabulka2" style:family="table">
      <style:table-properties style:width="7.946cm" table:align="left"/>
    </style:style>
    <style:style style:name="Tabulka2.A" style:family="table-column">
      <style:table-column-properties style:column-width="4.847cm"/>
    </style:style>
    <style:style style:name="Tabulka2.B" style:family="table-column">
      <style:table-column-properties style:column-width="3.099cm"/>
    </style:style>
    <style:style style:name="Tabulka2.1" style:family="table-row">
      <style:table-row-properties fo:background-color="#ffffff">
        <style:background-image/>
      </style:table-row-properties>
    </style:style>
    <style:style style:name="Tabulka2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Tabulka3" style:family="table">
      <style:table-properties style:width="7.775cm" table:align="left"/>
    </style:style>
    <style:style style:name="Tabulka3.A" style:family="table-column">
      <style:table-column-properties style:column-width="2.529cm"/>
    </style:style>
    <style:style style:name="Tabulka3.B" style:family="table-column">
      <style:table-column-properties style:column-width="2.147cm"/>
    </style:style>
    <style:style style:name="Tabulka3.C" style:family="table-column">
      <style:table-column-properties style:column-width="3.099cm"/>
    </style:style>
    <style:style style:name="Tabulka3.1" style:family="table-row">
      <style:table-row-properties fo:background-color="#ffffff">
        <style:background-image/>
      </style:table-row-properties>
    </style:style>
    <style:style style:name="Tabulka3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P1" style:family="paragraph" style:parent-style-name="Text_20_body">
      <style:paragraph-properties fo:margin-left="0cm" fo:margin-right="0cm" fo:margin-top="0cm" fo:margin-bottom="0.423cm" style:contextual-spacing="false" style:line-height-at-least="0.661cm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style:contextual-spacing="false" style:line-height-at-least="0.661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661cm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.423cm" style:contextual-spacing="false" fo:line-height="122%" fo:text-indent="0cm" style:auto-text-indent="false" fo:padding="0cm" fo:border="none"/>
      <style:text-properties fo:font-variant="normal" fo:text-transform="none" fo:color="#333333" style:font-name="Helvetica Neue" fo:letter-spacing="normal" fo:font-style="normal" fo:font-weight="bold"/>
    </style:style>
    <style:style style:name="P5" style:family="paragraph" style:parent-style-name="Heading_20_3">
      <style:paragraph-properties fo:margin-left="0cm" fo:margin-right="0cm" fo:margin-top="0cm" fo:margin-bottom="0.423cm" style:contextual-spacing="false" fo:line-height="143%" fo:text-indent="0cm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Heading">
      <style:text-properties fo:font-weight="bold"/>
    </style:style>
    <style:style style:name="P9" style:family="paragraph" style:parent-style-name="Table_20_Heading">
      <style:paragraph-properties fo:text-align="end" style:justify-single-word="false"/>
      <style:text-properties fo:font-weight="bold"/>
    </style:style>
    <style:style style:name="P10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ajetkové přiznání</text:h>
      <text:h text:style-name="P4" text:outline-level="2"><text:bookmark text:name="user-content-aktuální-informace-o-stavu-jmění"/>Aktuální informace o stavu jmění</text:h>
      <text:p text:style-name="P1">Tyto seznamy funkcionář průběžně, nejpozději vždy k datu pro podání majetkového přiznání úřadu, udržuje aktuální. Pokud žije funkcionář v manželství, uvedou se zvlášť informace o výlučném jmění manžela a o společném jmění manželů.</text:p>
      <text:h text:style-name="P5" text:outline-level="3"><text:bookmark text:name="user-content-majetek"/>Majetek</text:h>
      <text:p text:style-name="P1">Následující seznam obsahuje přehled o veškerém majetku výše uvedeného funkcionáře. Zahrnuje jeho nemovitosti, cenné papíry, majetkové účasti v právnických osobách, práva s majetkovou hodnotou a jiné majetkové hodnoty. Věci jsou oceněny tržní (zpravidla pořizovací nebo odhadní) cenou, která může být zaokrouhlena na desetitisíce, v případě velkých majetků může být cena uvedena s tolerancí 10 %, pokud nelze zjistit přesnější údaj. V seznamu nemusí být uvedeny věci levnější než 5000 Kč.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header-rows>
          <table:table-row table:style-name="Tabulka1.1">
            <table:table-cell table:style-name="Tabulka1.A1" office:value-type="string">
              <text:p text:style-name="P8">Popis věci</text:p>
            </table:table-cell>
            <table:table-cell table:style-name="Tabulka1.A1" office:value-type="string">
              <text:p text:style-name="P9">Odhad hodnoty</text:p>
            </table:table-cell>
            <table:table-cell table:style-name="Tabulka1.A1" office:value-type="string">
              <text:p text:style-name="P8">Převažující zdroj</text:p>
            </table:table-cell>
          </table:table-row>
        </table:table-header-rows>
        <table:table-row table:style-name="Tabulka1.1">
          <table:table-cell table:style-name="Tabulka1.A1" office:value-type="string">
            <text:p text:style-name="Table_20_Contents">Byt v Pardubicích, náměstí dukelských hrdinů 2233</text:p>
          </table:table-cell>
          <table:table-cell table:style-name="Tabulka1.A1" office:value-type="string">
            <text:p text:style-name="P6">1 000 000 Kč</text:p>
          </table:table-cell>
          <table:table-cell table:style-name="Tabulka1.A1" office:value-type="string">
            <text:p text:style-name="Table_20_Contents">dar od rodičů</text:p>
          </table:table-cell>
        </table:table-row>
        <table:table-row table:style-name="Tabulka1.3">
          <table:table-cell table:style-name="Tabulka1.A1" office:value-type="string">
            <text:p text:style-name="Table_20_Contents">Bankovní účet u ČSOB</text:p>
          </table:table-cell>
          <table:table-cell table:style-name="Tabulka1.A1" office:value-type="string">
            <text:p text:style-name="P6">4 000 Kč</text:p>
          </table:table-cell>
          <table:table-cell table:style-name="Tabulka1.A1" office:value-type="string">
            <text:p text:style-name="Table_20_Contents">příjmy z činnosti zastupitele a vedení kroužků zábavné logiky</text:p>
          </table:table-cell>
        </table:table-row>
        <table:table-row table:style-name="Tabulka1.1">
          <table:table-cell table:style-name="Tabulka1.A1" office:value-type="string">
            <text:p text:style-name="Table_20_Contents">Notebook</text:p>
          </table:table-cell>
          <table:table-cell table:style-name="Tabulka1.A1" office:value-type="string">
            <text:p text:style-name="P6">12 000 Kč</text:p>
          </table:table-cell>
          <table:table-cell table:style-name="Tabulka1.A1" office:value-type="string">
            <text:p text:style-name="Table_20_Contents">Dar od rodičů</text:p>
          </table:table-cell>
        </table:table-row>
        <table:table-row table:style-name="Tabulka1.3">
          <table:table-cell table:style-name="Tabulka1.A1" office:value-type="string">
            <text:p text:style-name="Table_20_Contents">2 akordeony</text:p>
          </table:table-cell>
          <table:table-cell table:style-name="Tabulka1.A1" office:value-type="string">
            <text:p text:style-name="P6">celkem 30 000 Kč</text:p>
          </table:table-cell>
          <table:table-cell table:style-name="Tabulka1.A1" office:value-type="string">
            <text:p text:style-name="Table_20_Contents">dar od rodiny</text:p>
          </table:table-cell>
        </table:table-row>
      </table:table>
      <text:h text:style-name="P5" text:outline-level="3"><text:bookmark text:name="user-content-dluhy"/>Dluhy</text:h>
      <text:p text:style-name="P1">V následujícím seznamu jsou uvedeny všechny nesplacené dluhy (půjčky, úvěry, nájemné, závazky ze smlouvy o nájmu s právem koupě nebo směnečné závazky). Dluhy jsou oceněny nominální výší, která může být zaokrouhlena na desetitisíce. V seznamu nemusí být uvedeny dluhy menší než 5000 Kč.</text:p>
      <table:table table:name="Tabulka2" table:style-name="Tabulka2">
        <table:table-column table:style-name="Tabulka2.A"/>
        <table:table-column table:style-name="Tabulka2.B"/>
        <table:table-header-rows>
          <table:table-row table:style-name="Tabulka2.1">
            <table:table-cell table:style-name="Tabulka2.A1" office:value-type="string">
              <text:p text:style-name="P8">Popis dluhu</text:p>
            </table:table-cell>
            <table:table-cell table:style-name="Tabulka2.A1" office:value-type="string">
              <text:p text:style-name="P9">Odhad hodnoty</text:p>
            </table:table-cell>
          </table:table-row>
        </table:table-header-rows>
        <table:table-row table:style-name="Tabulka2.1">
          <table:table-cell table:style-name="Tabulka2.A1" office:value-type="string">
            <text:p text:style-name="Table_20_Contents">půjčka od Jakuba Michálka</text:p>
          </table:table-cell>
          <table:table-cell table:style-name="Tabulka2.A1" office:value-type="string">
            <text:p text:style-name="P6">6000 Kč</text:p>
          </table:table-cell>
        </table:table-row>
      </table:table>
      <text:h text:style-name="P5" text:outline-level="3"><text:bookmark text:name="user-content-způsob-obživy"/><text:soft-page-break/>Způsob obživy</text:h>
      <text:p text:style-name="P1">Následující text vysvětluje, jakým způsobem výše uvedený funkcionář aktuálně financuje svou obživu, bydlení a další základní životní potřeby, zejména u koho je zaměstnán, ve službě, nebo kde vykonává funkci člena orgánu právnické osoby či kde podniká, jakou pobírá odměnu a jiné příjmy z veřejných zdrojů, případně kdo je jeho podpůrcem.</text:p>
      <text:p text:style-name="P2"><text:span text:style-name="T1">Podnikám jako OSVČ, vedu kroužky zábavné logiky pro žáky prvního stupně ZŠ, překládám z AJ a do AJ, vedu </text:span><text:a xlink:type="simple" xlink:href="https://www.pirati.cz/fo/rozpocty/participativni/prihlasky/plisty"><text:span text:style-name="T2">projekt Pirátské listy</text:span></text:a><text:span text:style-name="T1"> a příležitostně doučuji středoškolskou matematiku. Navíc mám příjem z pronájmu bytu, který vlastnim v Pardubicích. Můj úhrnný měsíční příjem se pohybuje od 10 000 Kč (když kvůli politice nemám čas vydělávat peníze) do 50 000 Kč (v případě velké překladatelské zakázky).</text:span></text:p>
      <text:p text:style-name="P2"><text:span text:style-name="T1">Mé příjmy ze zastupitelské činnosti naleznete </text:span><text:a xlink:type="simple" xlink:href="https://github.com/pirati-cz/KlubPraha/tree/master/odmeny"><text:span text:style-name="T2">zde</text:span></text:a><text:span text:style-name="T1">, z části mne platí město a z části Pirátská strana.</text:span></text:p>
      <text:h text:style-name="P5" text:outline-level="3"><text:bookmark text:name="user-content-neziskové-aktivity"/>Neziskové aktivity</text:h>
      <text:p text:style-name="P2"><text:span text:style-name="T1">Jsem členem </text:span><text:a xlink:type="simple" xlink:href="http://www.cuni.cz/UK-5760.html"><text:span text:style-name="T2">Akademického senátu Univerzity Karlovy</text:span></text:a><text:span text:style-name="T1">. Působil jsem jako koordinátor dobrovolníků </text:span><text:a xlink:type="simple" xlink:href="http://www.rekonstrukcestatu.cz/cs"><text:span text:style-name="T2">Rekonstrukce státu</text:span></text:a><text:span text:style-name="T1">a s cíli této aliance neziskovek se ztotožňuji.</text:span></text:p>
      <text:h text:style-name="P4" text:outline-level="2"><text:bookmark text:name="user-content-informace-o-významných-změnách"/>Informace o významných změnách</text:h>
      <text:h text:style-name="P5" text:outline-level="3"><text:bookmark text:name="user-content-seznam-darů"/>Seznam darů</text:h>
      <text:p text:style-name="P1">Následuje seznam darovaných plnění, výhod a jiných bezplatných požitků za období od vzniku funkce. Za dar se považuje každé plnění nebo opomenutí funkcionáři v rozsahu, ve kterém funkcionář neuhradí odpovídající protihodnotu (bezplatné dovolené, prominutí dluhu apod.).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header-rows>
          <table:table-row table:style-name="Tabulka3.1">
            <table:table-cell table:style-name="Tabulka3.A1" office:value-type="string">
              <text:p text:style-name="P8">Datum daru</text:p>
            </table:table-cell>
            <table:table-cell table:style-name="Tabulka3.A1" office:value-type="string">
              <text:p text:style-name="P8">Popis daru</text:p>
            </table:table-cell>
            <table:table-cell table:style-name="Tabulka3.A1" office:value-type="string">
              <text:p text:style-name="P9">Odhad hodnoty</text:p>
            </table:table-cell>
          </table:table-row>
        </table:table-header-rows>
        <table:table-row table:style-name="Tabulka3.1">
          <table:table-cell table:style-name="Tabulka3.A1" office:value-type="string">
            <text:p text:style-name="Table_20_Contents">Zatím nejsou.</text:p>
          </table:table-cell>
          <table:table-cell table:style-name="Tabulka3.A1" office:value-type="string">
            <text:p text:style-name="P7"/>
          </table:table-cell>
          <table:table-cell table:style-name="Tabulka3.A1" office:value-type="string">
            <text:p text:style-name="P7"/>
          </table:table-cell>
        </table:table-row>
      </table:table>
      <text:h text:style-name="P5" text:outline-level="3"><text:bookmark text:name="user-content-seznam-příjmů-od-veřejných-institucí"/>Seznam příjmů od veřejných institucí</text:h>
      <text:p text:style-name="P1">Následuje seznam příjmů poskytnutých od veřejných institucí. Veřejnou institucí je stát, územní samosprávné celky, veřejné vysoké školy, veřejné výzkumné instituce, školy, prosefní komory, jakož i akciové společnosti nebo jiné veřejné instituce jimi ovládané.</text:p>
      <text:p text:style-name="P2"><text:span text:style-name="T1">Mé odměny za činnost zastupitele naleznete </text:span><text:a xlink:type="simple" xlink:href="https://github.com/pirati-cz/KlubPraha/tree/master/odmeny"><text:span text:style-name="T2">zde</text:span></text:a></text:p>
      <text:p text:style-name="P1"><text:soft-page-break/>Prohlašuji, že jsem výše uvedené údaje uvedl úplně a pravdivě.</text:p>
      <text:p text:style-name="P3">Mikuláš Ferjenčí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tron </meta:initial-creator>
    <meta:creation-date>2015-07-02T12:16:20.868836160</meta:creation-date>
    <dc:date>2015-07-02T12:18:19.920215811</dc:date>
    <dc:creator>Aktron </dc:creator>
    <meta:editing-duration>P0D</meta:editing-duration>
    <meta:editing-cycles>1</meta:editing-cycles>
    <meta:document-statistic meta:table-count="3" meta:image-count="0" meta:object-count="0" meta:page-count="3" meta:paragraph-count="44" meta:word-count="478" meta:character-count="3195" meta:non-whitespace-character-count="2761"/>
    <meta:generator>LibreOffice/4.2.6.3$Linux_X86_64 LibreOffice_project/420m0$Build-3</meta:generator>
  </office:meta>
</office:document-meta>
</file>